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7cm" fo:min-width="2.602cm"/>
    </style:style>
    <style:style style:name="gr2" style:family="graphic" style:parent-style-name="standard">
      <style:graphic-properties draw:textarea-horizontal-align="justify" draw:textarea-vertical-align="middle" draw:auto-grow-height="false" fo:min-height="0.77cm" fo:min-width="2.601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165cm" fo:min-width="1.91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165cm" fo:min-width="1.914cm"/>
    </style:style>
    <style:style style:name="gr6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06cm" fo:min-width="1.58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6cm" fo:min-width="3.938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134cm" fo:min-width="1.494cm"/>
    </style:style>
    <style:style style:name="gr10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textarea-horizontal-align="justify" draw:textarea-vertical-align="middle" draw:auto-grow-height="false" fo:min-height="2.133cm" fo:min-width="1.49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5.367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771cm" fo:min-width="2.6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8cm" fo:min-width="3.27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1.65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5cm" fo:min-width="1.65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15cm" fo:min-width="0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088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0.089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7cm" fo:min-width="1.588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.815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6" style:family="paragraph">
      <style:paragraph-properties fo:text-align="center" style:writing-mode="lr-tb"/>
      <style:text-properties fo:font-size="18pt" fo:language="en" fo:country="G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102cm" svg:height="1.02cm" svg:x="8.428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3.102cm" svg:height="1.02cm" svg:x="17.318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102cm" svg:height="1.02cm" svg:x="8.428cm" svg:y="9.4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.102cm" svg:height="1.02cm" svg:x="17.503cm" svg:y="9.4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3.101cm" svg:height="1.02cm" draw:transform="rotate (1.5707963267949) translate (14.108cm 7.785cm)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428cm" svg:y1="2.71cm" svg:x2="5.365cm" svg:y2="4.686cm" draw:start-shape="id1" draw:start-glue-point="3" draw:end-shape="id2" draw:end-glue-point="4" svg:d="M8428 2710h-3063v1976" svg:viewBox="0 0 3064 1977">
          <text:p/>
        </draw:connector>
        <draw:connector draw:style-name="gr3" draw:text-style-name="P1" draw:layer="layout" svg:x1="5.365cm" svg:y1="8.099cm" svg:x2="8.428cm" svg:y2="9.932cm" draw:start-shape="id2" draw:start-glue-point="8" draw:end-shape="id3" draw:end-glue-point="3" svg:d="M5365 8099v1833h3063" svg:viewBox="0 0 3064 1834">
          <text:p/>
        </draw:connector>
        <draw:connector draw:style-name="gr3" draw:text-style-name="P1" draw:layer="layout" svg:x1="23.042cm" svg:y1="15.379cm" svg:x2="14.804cm" svg:y2="17.582cm" draw:start-shape="id4" draw:start-glue-point="2" draw:end-shape="id5" draw:end-glue-point="10" svg:d="M23042 15379v2203h-8238" svg:viewBox="0 0 8239 2204">
          <text:p/>
        </draw:connector>
        <draw:connector draw:style-name="gr3" draw:text-style-name="P1" draw:layer="layout" svg:x1="11.53cm" svg:y1="9.932cm" svg:x2="17.503cm" svg:y2="9.932cm" draw:start-shape="id3" draw:start-glue-point="1" draw:end-shape="id6" draw:end-glue-point="3" svg:d="M11530 9932h5973" svg:viewBox="0 0 5974 1">
          <text:p/>
        </draw:connector>
        <draw:connector draw:style-name="gr3" draw:text-style-name="P1" draw:layer="layout" svg:x1="14.618cm" svg:y1="7.785cm" svg:x2="17.503cm" svg:y2="9.932cm" draw:start-shape="id7" draw:start-glue-point="3" draw:end-shape="id6" draw:end-glue-point="3" svg:d="M14618 7785v2147h2885" svg:viewBox="0 0 2886 2148">
          <text:p/>
        </draw:connector>
        <draw:connector draw:style-name="gr3" draw:text-style-name="P1" draw:layer="layout" svg:x1="17.318cm" svg:y1="2.71cm" svg:x2="14.618cm" svg:y2="4.684cm" draw:start-shape="id8" draw:start-glue-point="3" draw:end-shape="id7" draw:end-glue-point="1" svg:d="M17318 2710h-2700v1974" svg:viewBox="0 0 2701 1975">
          <text:p/>
        </draw:connector>
        <draw:custom-shape draw:style-name="gr4" draw:text-style-name="P2" xml:id="id2" draw:id="id2" draw:layer="layout" svg:width="3.411cm" svg:height="3.413cm" svg:x="3.659cm" svg:y="4.686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5" draw:text-style-name="P1" draw:layer="layout" svg:width="3.412cm" svg:height="3.413cm" svg:x="21.336cm" svg:y="11.965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3.042cm" svg:y1="14.808cm" svg:x2="23.042cm" svg:y2="12.465cm">
            <text:p/>
          </draw:line>
        </draw:g>
        <draw:frame draw:style-name="gr7" draw:text-style-name="P4" draw:layer="layout" svg:width="2.089cm" svg:height="1.956cm" svg:x="2cm" svg:y="5.01cm">
          <draw:text-box>
            <text:p><text:span text:style-name="T1">V</text:span><text:span text:style-name="T2">a</text:span></text:p>
          </draw:text-box>
        </draw:frame>
        <draw:frame draw:style-name="gr8" draw:text-style-name="P5" draw:layer="layout" svg:width="4.438cm" svg:height="1.626cm" svg:x="24.031cm" svg:y="8.025cm">
          <draw:text-box>
            <text:p><text:span text:style-name="T3">I</text:span><text:span text:style-name="T4">b</text:span><text:span text:style-name="T3"> = K</text:span><text:span text:style-name="T4">b</text:span><text:span text:style-name="T3"> V</text:span><text:span text:style-name="T4">b</text:span></text:p>
          </draw:text-box>
        </draw:frame>
        <draw:g xml:id="id10" draw:id="id10">
          <draw:custom-shape draw:style-name="gr9" draw:text-style-name="P1" draw:layer="layout" svg:width="3.988cm" svg:height="4.766cm" svg:x="21.024cm" svg:y="3.92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0" draw:text-style-name="P3" draw:layer="layout" svg:x1="23.013cm" svg:y1="5.308cm" svg:x2="23.013cm" svg:y2="7.651cm">
            <text:p/>
          </draw:line>
        </draw:g>
        <draw:custom-shape draw:style-name="gr11" draw:text-style-name="P6" xml:id="id9" draw:id="id9" draw:layer="layout" svg:width="3.986cm" svg:height="4.765cm" svg:x="12.609cm" svg:y="11.403cm">
          <text:p text:style-name="P6"><text:span text:style-name="T3">+</text:span></text:p>
          <text:p text:style-name="P6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5" draw:layer="layout" svg:width="5.867cm" svg:height="2.063cm" svg:x="15.233cm" svg:y="15.4cm">
          <draw:text-box>
            <text:p><text:span text:style-name="T5">V</text:span><text:span text:style-name="T6">c</text:span><text:span text:style-name="T5"> = K</text:span><text:span text:style-name="T6">c</text:span><text:span text:style-name="T5"> I</text:span><text:span text:style-name="T6">c</text:span><text:span text:style-name="T3"> </text:span></text:p>
          </draw:text-box>
        </draw:frame>
        <draw:connector draw:style-name="gr3" draw:text-style-name="P7" draw:layer="layout" svg:x1="11.53cm" svg:y1="9.932cm" svg:x2="14.602cm" svg:y2="11.403cm" draw:start-shape="id3" draw:start-glue-point="1" draw:end-shape="id9" draw:end-glue-point="4" svg:d="M11530 9932h3072v1471" svg:viewBox="0 0 3073 1472">
          <text:p/>
        </draw:connector>
        <draw:connector draw:style-name="gr3" draw:text-style-name="P7" draw:layer="layout" svg:x1="11.53cm" svg:y1="2.71cm" svg:x2="14.618cm" svg:y2="4.684cm" draw:start-shape="id1" draw:start-glue-point="1" draw:end-shape="id7" draw:end-glue-point="1" svg:d="M11530 2710h3088v1974" svg:viewBox="0 0 3089 1975">
          <text:p/>
        </draw:connector>
        <draw:connector draw:style-name="gr3" draw:text-style-name="P7" draw:layer="layout" svg:x1="20.605cm" svg:y1="9.932cm" svg:x2="23.042cm" svg:y2="11.966cm" draw:start-shape="id6" draw:start-glue-point="1" draw:end-shape="id4" draw:end-glue-point="0" svg:d="M20605 9932h2437v2034" svg:viewBox="0 0 2438 2035">
          <text:p/>
        </draw:connector>
        <draw:connector draw:style-name="gr3" draw:text-style-name="P7" draw:layer="layout" svg:x1="20.42cm" svg:y1="2.71cm" svg:x2="23.018cm" svg:y2="3.924cm" draw:start-shape="id8" draw:start-glue-point="1" draw:end-shape="id10" draw:end-glue-point="0" svg:d="M20420 2710h2598v1214" svg:viewBox="0 0 2599 1215">
          <text:p/>
        </draw:connector>
        <draw:connector draw:style-name="gr3" draw:text-style-name="P7" draw:layer="layout" svg:x1="23.018cm" svg:y1="8.69cm" svg:x2="23.042cm" svg:y2="11.966cm" draw:start-shape="id10" draw:start-glue-point="2" draw:end-shape="id4" draw:end-glue-point="0" svg:d="M23018 8690v1638h24v1638" svg:viewBox="0 0 25 3277">
          <text:p/>
        </draw:connector>
        <draw:custom-shape draw:style-name="gr2" draw:text-style-name="P1" xml:id="id11" draw:id="id11" draw:layer="layout" svg:width="3.101cm" svg:height="1.02cm" svg:x="8.426cm" svg:y="17.01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12" draw:id="id12" draw:layer="layout" svg:width="3.101cm" svg:height="1.021cm" draw:transform="rotate (1.5707963267949) translate (4.845cm 15.194cm)">
          <text:p/>
          <draw:enhanced-geometry svg:viewBox="0 0 21600 21600" draw:type="rectangle" draw:enhanced-path="M 0 0 L 21600 0 21600 21600 0 21600 0 0 Z N"/>
        </draw:custom-shape>
        <draw:connector draw:style-name="gr3" draw:text-style-name="P7" draw:layer="layout" svg:x1="11.527cm" svg:y1="17.527cm" svg:x2="14.602cm" svg:y2="16.168cm" draw:start-shape="id11" draw:start-glue-point="1" draw:end-shape="id9" draw:end-glue-point="6" svg:d="M11527 17527h3075v-1359" svg:viewBox="0 0 3076 1360">
          <text:p/>
        </draw:connector>
        <draw:connector draw:style-name="gr3" draw:text-style-name="P7" draw:layer="layout" svg:x1="5.355cm" svg:y1="12.093cm" svg:x2="8.428cm" svg:y2="9.932cm" draw:start-shape="id12" draw:start-glue-point="1" draw:end-shape="id3" draw:end-glue-point="3" svg:d="M5355 12093v-2161h3073" svg:viewBox="0 0 3074 2162">
          <text:p/>
        </draw:connector>
        <draw:connector draw:style-name="gr3" draw:text-style-name="P7" draw:layer="layout" svg:x1="5.355cm" svg:y1="15.194cm" svg:x2="8.426cm" svg:y2="17.527cm" draw:start-shape="id12" draw:start-glue-point="3" draw:end-shape="id11" draw:end-glue-point="3" svg:d="M5355 15194v2333h3071" svg:viewBox="0 0 3072 2334">
          <text:p/>
        </draw:connector>
        <draw:frame draw:style-name="gr14" draw:text-style-name="P5" draw:layer="layout" svg:width="3.778cm" svg:height="1.948cm" svg:x="25cm" svg:y="14.3cm">
          <draw:text-box>
            <text:p><text:span text:style-name="T3">I</text:span><text:span text:style-name="T4">d</text:span></text:p>
          </draw:text-box>
        </draw:frame>
        <draw:frame draw:style-name="gr15" draw:text-style-name="P8" draw:layer="layout" svg:width="2.152cm" svg:height="2.063cm" svg:x="9.108cm" svg:y="3.22cm">
          <draw:text-box>
            <text:p>R<text:span text:style-name="T7">1</text:span></text:p>
          </draw:text-box>
        </draw:frame>
        <draw:frame draw:style-name="gr15" draw:text-style-name="P8" draw:layer="layout" svg:width="2.152cm" svg:height="2.063cm" svg:x="9.065cm" svg:y="18.037cm">
          <draw:text-box>
            <text:p>R<text:span text:style-name="T7">7</text:span></text:p>
          </draw:text-box>
        </draw:frame>
        <draw:frame draw:style-name="gr16" draw:text-style-name="P8" draw:layer="layout" svg:width="2.152cm" svg:height="2.065cm" svg:x="18.085cm" svg:y="10.442cm">
          <draw:text-box>
            <text:p>R<text:span text:style-name="T7">5</text:span></text:p>
          </draw:text-box>
        </draw:frame>
        <draw:frame draw:style-name="gr17" draw:text-style-name="P8" draw:layer="layout" svg:width="2.152cm" svg:height="2.065cm" svg:x="8.978cm" svg:y="10.442cm">
          <draw:text-box>
            <text:p>R<text:span text:style-name="T7">4</text:span></text:p>
          </draw:text-box>
        </draw:frame>
        <draw:frame draw:style-name="gr15" draw:text-style-name="P8" draw:layer="layout" svg:width="2.152cm" svg:height="2.063cm" svg:x="15.2cm" svg:y="5.5cm">
          <draw:text-box>
            <text:p>R<text:span text:style-name="T7">3</text:span></text:p>
          </draw:text-box>
        </draw:frame>
        <draw:frame draw:style-name="gr15" draw:text-style-name="P8" draw:layer="layout" svg:width="2.152cm" svg:height="2.063cm" svg:x="17.91cm" svg:y="3.22cm">
          <draw:text-box>
            <text:p>R<text:span text:style-name="T7">2</text:span></text:p>
          </draw:text-box>
        </draw:frame>
        <draw:frame draw:style-name="gr15" draw:text-style-name="P8" draw:layer="layout" svg:width="2.152cm" svg:height="2.063cm" svg:x="2.693cm" svg:y="12.544cm">
          <draw:text-box>
            <text:p>R<text:span text:style-name="T7">6</text:span></text:p>
          </draw:text-box>
        </draw:frame>
        <draw:custom-shape draw:style-name="gr18" draw:text-style-name="P7" draw:layer="layout" svg:width="0.433cm" svg:height="0.478cm" svg:x="14.369cm" svg:y="9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434cm" svg:height="0.476cm" svg:x="22.70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xml:id="id5" draw:id="id5" draw:layer="layout" svg:width="0.433cm" svg:height="0.478cm" svg:x="14.371cm" svg:y="17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433cm" svg:height="0.479cm" svg:x="14.371cm" svg:y="2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434cm" svg:height="0.476cm" svg:x="5.11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8" draw:layer="layout" svg:width="2.088cm" svg:height="4.697cm" svg:x="12.195cm" svg:y="3.985cm">
          <draw:text-box>
            <text:p>+</text:p>
            <text:p>V<text:span text:style-name="T7">b</text:span></text:p>
            <text:p>-</text:p>
          </draw:text-box>
        </draw:frame>
        <draw:line draw:style-name="gr21" draw:text-style-name="P9" draw:layer="layout" svg:x1="6.55cm" svg:y1="12.092cm" svg:x2="6.55cm" svg:y2="15.587cm">
          <text:p/>
        </draw:line>
        <draw:frame draw:style-name="gr22" draw:text-style-name="P10" draw:layer="layout" svg:width="1.604cm" svg:height="2.065cm" svg:x="6.6cm" svg:y="12.6cm">
          <draw:text-box>
            <text:p><text:span text:style-name="T5">I</text:span><text:span text:style-name="T6">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0T17:32:30.740977289</meta:creation-date>
    <dc:date>2021-03-21T16:15:51.814057535</dc:date>
    <meta:editing-duration>PT5M19S</meta:editing-duration>
    <meta:editing-cycles>3</meta:editing-cycles>
    <meta:generator>LibreOffice/6.4.6.2$Linux_X86_64 LibreOffice_project/40$Build-2</meta:generator>
    <meta:document-statistic meta:object-count="48"/>
  </office:meta>
</office:document-meta>
</file>